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1cm" svg:x="3cm" svg:y="6cm">
          <text:p text:style-name="P1">ITask 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1cm" svg:x="3cm" svg:y="2.5cm">
          <text:p text:style-name="P1">Single Task Widg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1cm" svg:x="3cm" svg:y="1.5cm">
          <text:p text:style-name="P1">Application Logi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1cm" svg:x="3cm" svg:y="7cm">
          <text:p text:style-name="P1">Qtilities::Core::Task implementation of ITas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1cm" svg:x="3cm" svg:y="10.5cm">
          <text:p text:style-name="P1">Working Backend Process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32cm" svg:height="0.725cm" svg:x="4.5cm" svg:y="3.775cm">
          <draw:text-box>
            <text:p><text:span text:style-name="T1">start(), stop() etc.</text:span></text:p>
          </draw:text-box>
        </draw:frame>
        <draw:frame draw:style-name="gr2" draw:text-style-name="P2" draw:layer="layout" svg:width="10.497cm" svg:height="0.725cm" svg:x="6cm" svg:y="9.5cm">
          <draw:text-box>
            <text:p><text:span text:style-name="T1">startTask(), completeSubTasks(), completeTask() etc.</text:span></text:p>
          </draw:text-box>
        </draw:frame>
        <draw:line draw:style-name="gr3" draw:text-style-name="P1" draw:layer="layout" svg:x1="16.5cm" svg:y1="10.5cm" svg:x2="16.5cm" svg:y2="8cm">
          <text:p/>
        </draw:line>
        <draw:frame draw:style-name="gr2" draw:text-style-name="P2" draw:layer="layout" svg:width="8.643cm" svg:height="0.725cm" svg:x="4.5cm" svg:y="8.275cm">
          <draw:text-box>
            <text:p><text:span text:style-name="T1">startTaskRequest(), stopTaskRequest() etc.</text:span></text:p>
          </draw:text-box>
        </draw:frame>
        <draw:frame draw:style-name="gr2" draw:text-style-name="P2" draw:layer="layout" svg:width="6.619cm" svg:height="0.725cm" svg:x="9.881cm" svg:y="4.775cm">
          <draw:text-box>
            <text:p><text:span text:style-name="T1">taskStarted(), taskStopped() etc.</text:span></text:p>
          </draw:text-box>
        </draw:frame>
        <draw:line draw:style-name="gr3" draw:text-style-name="P1" draw:layer="layout" svg:x1="16.5cm" svg:y1="6cm" svg:x2="16.5cm" svg:y2="3.5cm">
          <text:p/>
        </draw:line>
        <draw:line draw:style-name="gr3" draw:text-style-name="P1" draw:layer="layout" svg:x1="4.5cm" svg:y1="3.5cm" svg:x2="4.5cm" svg:y2="6cm">
          <text:p/>
        </draw:line>
        <draw:line draw:style-name="gr3" draw:text-style-name="P1" draw:layer="layout" svg:x1="4.5cm" svg:y1="8cm" svg:x2="4.5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15T15:55:54.57</meta:creation-date>
    <dc:date>2012-02-15T17:01:29</dc:date>
    <meta:editing-duration>PT40M58S</meta:editing-duration>
    <meta:editing-cycles>3</meta:editing-cycles>
    <meta:generator>LibreOffice/3.3$Win32 LibreOffice_project/330m19$Build-8</meta:generator>
    <meta:document-statistic meta:object-count="13"/>
  </office:meta>
</office:document-meta>
</file>